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700000017759C9354C3F608E9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0010000001600000016AC153594AC3FD3C7.png" manifest:media-type="image/png"/>
  <manifest:file-entry manifest:full-path="Pictures/100000010000001700000017CCF71942A3C8F99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700000017CCF71942A3C8F992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g>
          <draw:frame draw:style-name="gr30" draw:text-style-name="P3" draw:layer="layout" svg:width="1.139cm" svg:height="1.139cm" draw:transform="rotate (-0.176627320301826) translate (34.728cm 1.20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2" draw:text-style-name="P6" draw:layer="layout" svg:width="5.112cm" svg:height="0.806cm" svg:x="35.939cm" svg:y="1.508cm">
            <draw:text-box>
              <text:p><text:span text:style-name="T3">In progress/assigned</text:span></text:p>
            </draw:text-box>
          </draw:frame>
          <draw:frame draw:style-name="gr30" draw:text-style-name="P3" draw:layer="layout" svg:width="1.139cm" svg:height="1.139cm" draw:transform="rotate (-0.176627320301826) translate (27.565cm 29.32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66.808cm 29.06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805cm 19.16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932cm 20.939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33.031cm 20.56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30.41cm 25.25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51.06cm 28.38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0.514cm 22.59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</draw:g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700000017759C9354C3F608E9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.4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0.238cm" svg:y="6.5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6.706cm" svg:y="13.44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2.975cm" svg:y="15.98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467cm" svg:y="18.52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388cm" svg:y="20.9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50.882cm" svg:y="21.545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4-07T19:42:22.212205458</dc:date>
    <dc:creator>Steven Huss-Lederman</dc:creator>
    <meta:editing-duration>PT3H7M45S</meta:editing-duration>
    <meta:editing-cycles>34</meta:editing-cycles>
    <meta:generator>LibreOffice/7.2.6.2$MacOSX_X86_64 LibreOffice_project/b0ec3a565991f7569a5a7f5d24fed7f52653d754</meta:generator>
    <meta:document-statistic meta:object-count="115"/>
  </office:meta>
</office:document-meta>
</file>